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800000126284028B5AFB128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0d1" officeooo:paragraph-rsid="001e40d1"/>
    </style:style>
    <style:style style:name="P2" style:family="paragraph" style:parent-style-name="Standard">
      <style:text-properties fo:font-size="13pt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Изображение1" text:anchor-type="paragraph" svg:x="0.039cm" svg:y="-0.148cm" svg:width="17.57cm" svg:height="7.781cm" draw:z-index="0"><draw:image xlink:href="Pictures/100002010000029800000126284028B5AFB12842.png" xlink:type="simple" xlink:show="embed" xlink:actuate="onLoad" loext:mime-type="image/x-vclgraphic"/></draw:frame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5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7:39:50.072857854</meta:creation-date>
    <dc:date>2018-01-31T09:20:58.955889979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4.2$Linux_X86_64 LibreOffice_project/40m0$Build-2</meta:generator>
  </office:meta>
</office:document-meta>
</file>